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9b0" officeooo:paragraph-rsid="000c29b0"/>
    </style:style>
    <style:style style:name="P2" style:family="paragraph" style:parent-style-name="Standard">
      <style:text-properties officeooo:rsid="001881e3" officeooo:paragraph-rsid="001881e3"/>
    </style:style>
    <style:style style:name="P3" style:family="paragraph" style:parent-style-name="Standard">
      <style:text-properties officeooo:rsid="000c29b0" officeooo:paragraph-rsid="000c29b0"/>
    </style:style>
    <style:style style:name="P4" style:family="paragraph" style:parent-style-name="Standard">
      <style:text-properties officeooo:rsid="003a6753" officeooo:paragraph-rsid="003a6753"/>
    </style:style>
    <style:style style:name="T1" style:family="text">
      <style:text-properties officeooo:rsid="000cf65e"/>
    </style:style>
    <style:style style:name="T2" style:family="text">
      <style:text-properties officeooo:rsid="000dafd4"/>
    </style:style>
    <style:style style:name="T3" style:family="text">
      <style:text-properties officeooo:rsid="000e942d"/>
    </style:style>
    <style:style style:name="T4" style:family="text">
      <style:text-properties officeooo:rsid="001335f2"/>
    </style:style>
    <style:style style:name="T5" style:family="text">
      <style:text-properties officeooo:rsid="001881e3"/>
    </style:style>
    <style:style style:name="T6" style:family="text">
      <style:text-properties officeooo:rsid="0018ecfb"/>
    </style:style>
    <style:style style:name="T7" style:family="text">
      <style:text-properties officeooo:rsid="001aa659"/>
    </style:style>
    <style:style style:name="T8" style:family="text">
      <style:text-properties officeooo:rsid="001ec5fa"/>
    </style:style>
    <style:style style:name="T9" style:family="text">
      <style:text-properties officeooo:rsid="001fc6c3"/>
    </style:style>
    <style:style style:name="T10" style:family="text">
      <style:text-properties officeooo:rsid="0028a05d"/>
    </style:style>
    <style:style style:name="T11" style:family="text">
      <style:text-properties officeooo:rsid="002a1d1d"/>
    </style:style>
    <style:style style:name="T12" style:family="text">
      <style:text-properties officeooo:rsid="002ac001"/>
    </style:style>
    <style:style style:name="T13" style:family="text">
      <style:text-properties officeooo:rsid="003bd1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A4 - Assignment #1 – Report – <text:span text:style-name="T4">DRAFT NOT FINAL</text:span></text:p>
      <text:p text:style-name="P1">Davis Lenover – lenoverd</text:p>
      <text:p text:style-name="P1"/>
      <text:p text:style-name="P2">Step #1:</text:p>
      <text:p text:style-name="P1">Answer the following questions in your report:</text:p>
      <text:p text:style-name="P1">a. Is this MVP really minimal?</text:p>
      <text:p text:style-name="P1"><text:tab/>A: This MVP is not really minimal as some features outlined in the backlog are not completely necessarily to deliver a working product. For example, selecting how many games there are via command line and letting players keep random dice at the end of their turn is not necessary to get a deliverable across. For a true MVP, there must be a functional program which provides the foundation for future development. In this case the base game will function, it just needs basic logic. Both features specified are of advanced logic and morso add “sustenance” to the program.</text:p>
      <text:p text:style-name="P1"/>
      <text:p text:style-name="P1"/>
      <text:p text:style-name="P1">b. Is this MVP really viable?</text:p>
      <text:p text:style-name="P1"><text:tab/>A: For the MVP to be viable, there must be at bare minimum the basic gameplay loop of the game <text:span text:style-name="T1">(i.e. the goal to win) </text:span>outlined in the rule book (regardless of how basic it is implemented as) must be in the MVP. The backlog which describes all features to be implemented is missing a few features, such as specific dice combinations that may send a player into a special event, such as skull island <text:span text:style-name="T1">however, this is not a mandatory item to have as it represents advanced logic. All features outlined represent a basic gameplay loop that allows players to start and finish the game (i.e. they can accumulate points to reach a threshold) thus, this MVP is viable.</text:span></text:p>
      <text:p text:style-name="P1"><text:tab/></text:p>
      <text:p text:style-name="P1">c. Can some features be simplified?</text:p>
      <text:p text:style-name="P1"><text:tab/>A: <text:span text:style-name="T2">Yes, some features can be simplified. For example, the </text:span><text:span text:style-name="T3">selection of how many games played can be. It is possible to assume there are a certain amount of games being played each time and thus, this feature could just be the same number every time. Also, rolling both a dice and eight dices can be combined into one feature as both describe the same thing, just one has more dice rolling.</text:span></text:p>
      <text:p text:style-name="P1"/>
      <text:p text:style-name="P1"/>
      <text:p text:style-name="P2">Step #2:</text:p>
      <text:p text:style-name="P1">Answer the following questions in your report:</text:p>
      <text:p text:style-name="P1">a. Which part of your code do you consider to be technical debt?</text:p>
      <text:p text:style-name="P1"><text:tab/><text:span text:style-name="T5">A: I consider quite a few pieces of my code to be technical debt. First and foremost is the MainGame class. This class houses the main game logic per player (as in, it choreographs player actions). The problem with this class is that it was solely designed around the business logic of two players. Since there is only two players, the code is very linear as it rotates between both players. If I wanted to make it more generic and allow any number of players to play, the whole simulation would most likely have to be re-written (i.e. make loops that are dynamic and account of any X amount of players). Second is the Player class, more specifically their strategy as it is designed around the player randomly choosing dice to keep every roll. This would not be how a player would behave realistically and thus, would have to be re-written to accommodate a much more interesting and fun strategy. Finally, the PointCalc class, specifically the checkForPoints method, only calculates points based on what was described in the business logic and not to the actual rulebook, thus it took will need a re-write as this project transitions to realize much more of the true rules of the game.</text:span></text:p>
      <text:p text:style-name="P1"/>
      <text:p text:style-name="P1">b. Do you think your features were the right size? Too big? Too small?</text:p>
      <text:p text:style-name="P1"><text:tab/><text:span text:style-name="T6">A: </text:span><text:span text:style-name="T7">Taking in the interest of time in account while developing, most of my features felt to be the right size </text:span><text:span text:style-name="T8">given the business logic with an exception. </text:span><text:span text:style-name="T7">The Player class with it’s logic felt to be too big. I </text:span><text:soft-page-break/><text:span text:style-name="T7">ended up spending much more time than anticipated on it. Some of the code in it is not even used such as some of the point logic. While I was thinking about those things to make iterating on my work easier for the future, it ultimately created much more work in the short term. </text:span><text:span text:style-name="T8">With the future in mind however, my features feel very small and will need a lot more attention as I iterate towards the logic described in the rulebook. For example, the simulation method (playGame) only accounts for two players. While this is ok for the business logic, long term to make it much more dynamic, it is very likely that it will be completely re-written.</text:span><text:tab/><text:tab/></text:p>
      <text:p text:style-name="P1"/>
      <text:p text:style-name="P1">c. Is it worth tracking the realization of each feature in the backlog? As a tag in the VCS?</text:p>
      <text:p text:style-name="P1"><text:tab/><text:span text:style-name="T9">A: Yes, it is worth tracking the realization of each feature in the backlog for two reasons. Firstly, Organization. Tags allow me to find landmark points in my codes history. This can aid me in tracking features overtime rather than digging through my code to find them. It also makes it easier for my client to navigate and download releases as the last thing wanted would be complete confusion on which build is correct for them to download and run. Instead, everything is nice and organized for them. Second is it showcases my progress overtime and can give me an idea of how a feature is evolving. I can look into how quickly or slowly my progress is.</text:span></text:p>
      <text:p text:style-name="P1"/>
      <text:p text:style-name="P1">d. Does it make sense to sacrifice quality in the long run? For short-term?</text:p>
      <text:p text:style-name="P1"><text:tab/><text:span text:style-name="T10">A: In an ideal scenario, it makes sense to not sacrifice quality in the long run. Thinking about building your software in increments, if you continue to sacrifice your quality with each increment you make, it will build up overtime. As a project deadline approaches, this would mean less and less time to pay back your debt. In the short-term however, sacrificing quality makes sense. You want to fail early on and thus allows for much greater time to pay your debt (so long as you have a plan to pay it back!).</text:span><text:tab/></text:p>
      <text:p text:style-name="P1"/>
      <text:p text:style-name="P1">e. What are your plans to reimburse this debt during the next iteration?</text:p>
      <text:p text:style-name="P1"><text:tab/><text:span text:style-name="T11">A: </text:span><text:span text:style-name="T12">The overall goal of the next iteration is to make my code much more generic. This means for example, allowing the simulation to take in any X amount of players to play the game. Ultimately, I would like to create a foundation that allows my methods and classes to be much more dynamic and enable them to work in different situations. This means I can change a lot of the logic of my code with minimal revision.</text:span></text:p>
      <text:p text:style-name="P1"/>
      <text:p text:style-name="P4">Step #3:</text:p>
      <text:p text:style-name="P4">a. What are the pros and cons of delivering the MVP first and then repaying your debt?</text:p>
      <text:p text:style-name="P4"><text:tab/>A: There are a couple of pros and cons that come to mind. First, the pros, delivering an MVP first allows a person to gain early feedback and shape how they will structure the program in the future. This can heavily influence the amount of debt owed as some MVP features delivered the client(s) may like and you can continue to build off of them. Others perhaps not so much. But all-in-all (assuming it didn’t take the whole time allocated for the project to deliver the MVP), there is lot’s of time to receive feedback and repay your debt. For example, I was able to fix quite a few bugs I found while repaying my debt on the player strategy logic. Since I had still more than two weeks for a final deliverable, I was able to fix them properly and not in a rush. The major downside is that you *have* to repay the debt, no matter how large. For the sake of time, it’s common to skip out on basic foundational code (such as making classes and methods more generic) that can make the lives of those iterating on the project much easier. I spent more time than I would like to admit redoing large portions of my code mainly because they were written without any consideration for the future in mind, rather, purely in the interest of time to reach my weekly deadline.</text:p>
      <text:p text:style-name="P4"/>
      <text:p text:style-name="P4">b. Could you have developed your MVP with less technical debt? If so, what prevented you</text:p>
      <text:p text:style-name="P4">from doing so?</text:p>
      <text:p text:style-name="P4"><text:soft-page-break/><text:tab/><text:span text:style-name="T13">A: I could have developed my MVP with less technical debt. I actually started out by writing object-oriented enforced code and methods that were quite dynamic. However, I realized quickly that it was not feasible given my daily schedule to continue down this approach if I was to reach my arbitrary two step per week figure. Not having a direct plan for the project initially in how I was to structure my code definitely contributed to a lot of my technical debt as a lot of my code was made off of split second decisions. While repaying my technical debt, I came up with structures in my notes on how to deal with the technical debt and while it still took a long time to clean up my work, I feel my code is now in a much better position to be quickly iterated off of.</text:span></text:p>
      <text:p text:style-name="P4"/>
      <text:p text:style-name="P4">c. What are the pros and cons of using logging mechanisms instead of print statements?</text:p>
      <text:p text:style-name="P4"><text:tab/><text:span text:style-name="T13">A: Logging has some pretty major advantages. Firstly, it allows programmers to organize their messages based on severity. This means it is possible to filter what may be a problem in the code much faster. Second is it goes much more in-depth than a print statement. It can quickly display things such as the current time and which class it was called from whereas a print statement would require more than one line to implement. Finally, they allow for more than one output. It is possible to retain logs for future reference in files with a few configuration clicks whereas a print statement would need to be integrated with multiple lines of code to write to a file for later. All-in-all, logs are both much more configurable and organized than print statements are. Being super customizable is also a fault. A user may be overwhelming by how much it offers and might require more thought into how to program it. Print statements are quick and easy if a developer may need to check if a specific piece of code is functioning as intended.</text:span></text:p>
      <text:p text:style-name="P4"/>
      <text:p text:style-name="P4">d. Introducing Log4J is not a feature. It does not add business value to the product. How</text:p>
      <text:p text:style-name="P4">could we track the progress of such development activities?</text:p>
      <text:p text:style-name="P4"><text:tab/><text:span text:style-name="T13">A: There are multiple methods of tracking development activities. One such is to use a separate “feature” tracker but specifically for those development activities. One could also use any form of a to-do list such as Trello or Slack. There isin’t one method in particular that would be the most valuable as it would ultimately come down to what the project’ needs are and selecting the right tool for the jo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13:05:22.749091719</meta:creation-date>
    <dc:date>2023-01-17T16:01:29.645052104</dc:date>
    <meta:editing-duration>PT2H27M49S</meta:editing-duration>
    <meta:editing-cycles>18</meta:editing-cycles>
    <meta:generator>LibreOffice/7.4.3.2$Linux_X86_64 LibreOffice_project/40$Build-2</meta:generator>
    <meta:document-statistic meta:table-count="0" meta:image-count="0" meta:object-count="0" meta:page-count="3" meta:paragraph-count="34" meta:word-count="1781" meta:character-count="9814" meta:non-whitespace-character-count="8047"/>
  </office:meta>
</office:document-meta>
</file>